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71cm" fo:min-width="1.27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cm" fo:min-width="1.405cm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1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36cm" fo:min-width="1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.44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09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1cm" fo:min-width="0.307cm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09cm" fo:min-width="1.40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66cm" fo:min-width="1.4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1.15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17cm" fo:min-width="1.15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28cm" fo:min-width="0.89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655cm" fo:min-width="1.02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28cm" fo:min-width="1.024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.59999990463257pt" style:font-size-asian="3.59999990463257pt" style:font-size-complex="3.59999990463257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2.90000009536743pt" style:font-size-asian="2.90000009536743pt" style:font-size-complex="2.90000009536743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er4" svg:width="1.778cm" svg:height="2.921cm" svg:x="1.254cm" svg:y="1.254cm">
          <text:p text:style-name="P1"><text:span text:style-name="T1">Stores</text:span></text:p>
          <text:p text:style-name="P1"><text:span text:style-name="T1">-------</text:span></text:p>
          <text:p text:style-name="P1"><text:span text:style-name="T1">Id</text:span></text:p>
          <text:p text:style-name="P1"><text:span text:style-name="T1"/></text:p>
          <text:p text:style-name="P1"><text:span text:style-name="T1">Name</text:span></text:p>
          <text:p text:style-name="P1"><text:span text:style-name="T1"/></text:p>
          <text:p text:style-name="P1"><text:span text:style-name="T1">Region_id</text:span></text:p>
          <text:p text:style-name="P1"><text:span text:style-name="T1"/></text:p>
          <text:p text:style-name="P1"><text:span text:style-name="T1">Category_id</text:span></text:p>
          <text:p text:style-name="P1"><text:span text:style-name="T1"/></text:p>
          <text:p text:style-name="P1"><text:span text:style-name="T1">Flag</text:span></text:p>
          <text:p text:style-name="P1"><text:span text:style-name="T1"/></text:p>
          <text:p text:style-name="P1"><text:span text:style-name="T1">Enabled</text:span></text:p>
          <text:p text:style-name="P1"><text:span text:style-name="T1"/></text:p>
          <text:p text:style-name="P1"><text:span text:style-name="T1">Date</text:span></text:p>
          <text:p text:style-name="P1"><text:span text:style-name="T1"/></text:p>
          <text:p text:style-name="P1"><text:span text:style-name="T1">Admin_Enabled</text:span></text:p>
          <text:p text:style-name="P1"><text:span text:style-name="T1"/></text:p>
          <text:p text:style-name="P1"><text:span text:style-name="T1">Creator_id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er4" svg:width="1.905cm" svg:height="2.54cm" svg:x="4.81cm" svg:y="1.254cm">
          <text:p text:style-name="P1"><text:span text:style-name="T2">Image_Store</text:span></text:p>
          <text:p text:style-name="P1"><text:span text:style-name="T2">------------</text:span></text:p>
          <text:p text:style-name="P1"><text:span text:style-name="T2">Id</text:span></text:p>
          <text:p text:style-name="P1"><text:span text:style-name="T2"/></text:p>
          <text:p text:style-name="P1"><text:span text:style-name="T2">Store_Id</text:span></text:p>
          <text:p text:style-name="P1"><text:span text:style-name="T2"/></text:p>
          <text:p text:style-name="P1"><text:span text:style-name="T2">Image_Path</text:span></text:p>
          <text:p text:style-name="P1"><text:span text:style-name="T2"/></text:p>
          <text:p text:style-name="P1"><text:span text:style-name="T2">Date</text:span></text:p>
          <text:p text:style-name="P1"><text:span text:style-name="T2"/></text:p>
          <text:p text:style-name="P1"><text:span text:style-name="T2">Enabled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2.714cm" svg:x2="4.81cm" svg:y2="2.524cm" draw:start-shape="id1" draw:end-shape="id2" svg:d="M3032 2714h889v-190h889" svg:viewBox="0 0 1779 191">
          <text:p/>
        </draw:connector>
        <draw:frame draw:style-name="gr4" draw:text-style-name="P3" draw:layer="Layer4" svg:width="1.397cm" svg:height="0.361cm" svg:x="3.432cm" svg:y="2.19cm">
          <draw:text-box>
            <text:p><text:span text:style-name="T3">Store_i</text:span><text:span text:style-name="T3">d</text:span></text:p>
          </draw:text-box>
        </draw:frame>
        <draw:custom-shape draw:style-name="gr5" draw:text-style-name="P2" xml:id="id3" draw:id="id3" draw:layer="Layer4" svg:width="1.778cm" svg:height="2.286cm" svg:x="1.254cm" svg:y="4.556cm">
          <text:p text:style-name="P1"><text:span text:style-name="T4">Regionss_City</text:span></text:p>
          <text:p text:style-name="P1"><text:span text:style-name="T4">------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City_id</text:span></text:p>
          <text:p text:style-name="P1"><text:span text:style-name="T4"/></text:p>
          <text:p text:style-name="P1"><text:span text:style-name="T4">Region</text:span></text:p>
          <text:p text:style-name="P1"><text:span text:style-name="T4"/></text:p>
          <text:p text:style-name="P1"><text:span text:style-name="T4">Region_On_Map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2.714cm" svg:x2="3.032cm" svg:y2="5.699cm" draw:start-shape="id1" draw:end-shape="id3" svg:d="M3032 2714h501v2985h-501" svg:viewBox="0 0 502 2986">
          <text:p/>
        </draw:connector>
        <draw:frame draw:style-name="gr6" draw:text-style-name="P3" draw:layer="Layer4" svg:width="0.947cm" svg:height="0.361cm" svg:x="2.751cm" svg:y="4.203cm">
          <draw:text-box>
            <text:p><text:span text:style-name="T3">Region</text:span><text:span text:style-name="T3">_id</text:span></text:p>
          </draw:text-box>
        </draw:frame>
        <draw:custom-shape draw:style-name="gr7" draw:text-style-name="P2" xml:id="id4" draw:id="id4" draw:layer="Layer4" svg:width="1.524cm" svg:height="2.159cm" svg:x="5.064cm" svg:y="4.429cm">
          <text:p text:style-name="P1"><text:span text:style-name="T1">City_tsb</text:span></text:p>
          <text:p text:style-name="P1"><text:span text:style-name="T1">--------</text:span></text:p>
          <text:p text:style-name="P1"><text:span text:style-name="T1">Id</text:span></text:p>
          <text:p text:style-name="P1"><text:span text:style-name="T1"/></text:p>
          <text:p text:style-name="P1"><text:span text:style-name="T1">Cit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er4" svg:x1="3.032cm" svg:y1="5.699cm" svg:x2="5.064cm" svg:y2="5.508cm" draw:start-shape="id3" draw:end-shape="id4" svg:d="M3032 5699h1016v-191h1016" svg:viewBox="0 0 2033 192">
          <text:p/>
        </draw:connector>
        <draw:frame draw:style-name="gr8" draw:text-style-name="P3" draw:layer="Layer4" svg:width="0.807cm" svg:height="0.361cm" svg:x="3.352cm" svg:y="5.604cm">
          <draw:text-box>
            <text:p><text:span text:style-name="T3">City_id</text:span></text:p>
          </draw:text-box>
        </draw:frame>
        <draw:custom-shape draw:style-name="gr2" draw:text-style-name="P2" draw:layer="Layer4" svg:width="1.905cm" svg:height="2.54cm" svg:x="7.35cm" svg:y="1.254cm">
          <text:p text:style-name="P1"><text:span text:style-name="T4">Category</text:span></text:p>
          <text:p text:style-name="P1"><text:span text:style-name="T4">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Type</text:span></text:p>
          <text:p text:style-name="P1"><text:span text:style-name="T4"/></text:p>
          <text:p text:style-name="P1"><text:span text:style-name="T4">Title</text:span></text:p>
          <text:p text:style-name="P1"><text:span text:style-name="T4"/></text:p>
          <text:p text:style-name="P1"><text:span text:style-name="T4">Image_Path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.254cm" svg:y1="2.651cm" svg:x2="1.127cm" svg:y2="2.651cm">
          <text:p/>
        </draw:line>
        <draw:line draw:style-name="gr9" draw:text-style-name="P4" draw:layer="Layer4" svg:x1="1.127cm" svg:y1="2.651cm" svg:x2="1.127cm" svg:y2="1.127cm">
          <text:p/>
        </draw:line>
        <draw:line draw:style-name="gr9" draw:text-style-name="P4" draw:layer="Layer4" svg:x1="1.127cm" svg:y1="1.127cm" svg:x2="7.096cm" svg:y2="1.127cm">
          <text:p/>
        </draw:line>
        <draw:line draw:style-name="gr9" draw:text-style-name="P4" draw:layer="Layer4" svg:x1="7.35cm" svg:y1="2.27cm" svg:x2="7.096cm" svg:y2="2.27cm">
          <text:p/>
        </draw:line>
        <draw:line draw:style-name="gr9" draw:text-style-name="P4" draw:layer="Layer4" svg:x1="7.096cm" svg:y1="1.127cm" svg:x2="7.096cm" svg:y2="2.27cm">
          <text:p/>
        </draw:line>
        <draw:custom-shape draw:style-name="gr10" draw:text-style-name="P2" draw:layer="Layer4" svg:width="1.905cm" svg:height="2.159cm" svg:x="7.35cm" svg:y="4.429cm">
          <text:p text:style-name="P1"><text:span text:style-name="T1">User_tbs</text:span></text:p>
          <text:p text:style-name="P1"><text:span text:style-name="T1">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User_name</text:span></text:p>
          <text:p text:style-name="P1"><text:span text:style-name="T1">Password:md5</text:span></text:p>
          <text:p text:style-name="P1"><text:span text:style-name="T1">Email</text:span></text:p>
          <text:p text:style-name="P1"><text:span text:style-name="T1"/></text:p>
          <text:p text:style-name="P1"><text:span text:style-name="T1">Enabaled</text:span></text:p>
          <text:p text:style-name="P1"><text:span text:style-name="T1"/></text:p>
          <text:p text:style-name="P1"><text:span text:style-name="T1">Type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3.032cm" svg:y1="3.921cm" svg:x2="6.842cm" svg:y2="3.921cm">
          <text:p/>
        </draw:line>
        <draw:line draw:style-name="gr9" draw:text-style-name="P4" draw:layer="Layer4" svg:x1="6.842cm" svg:y1="3.921cm" svg:x2="6.842cm" svg:y2="5.318cm">
          <text:p/>
        </draw:line>
        <draw:line draw:style-name="gr9" draw:text-style-name="P4" draw:layer="Layer4" svg:x1="6.842cm" svg:y1="5.318cm" svg:x2="7.35cm" svg:y2="5.318cm">
          <text:p/>
        </draw:line>
        <draw:custom-shape draw:style-name="gr11" draw:text-style-name="P2" draw:layer="Layer4" svg:width="1.905cm" svg:height="1.016cm" svg:x="9.89cm" svg:y="4.429cm">
          <text:p text:style-name="P1"><text:span text:style-name="T4">User_Types</text:span></text:p>
          <text:p text:style-name="P1"><text:span text:style-name="T4">-------------</text:span></text:p>
          <text:p text:style-name="P1"><text:span text:style-name="T4">Id</text:span></text:p>
          <text:p text:style-name="P1"><text:span text:style-name="T4"/></text:p>
          <text:p text:style-name="P1"><text:span text:style-name="T4">Typ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6.207cm" svg:x2="9.509cm" svg:y2="6.207cm">
          <text:p/>
        </draw:line>
        <draw:line draw:style-name="gr9" draw:text-style-name="P4" draw:layer="Layer4" svg:x1="9.509cm" svg:y1="6.207cm" svg:x2="9.509cm" svg:y2="4.937cm">
          <text:p/>
        </draw:line>
        <draw:line draw:style-name="gr9" draw:text-style-name="P4" draw:layer="Layer4" svg:x1="9.509cm" svg:y1="4.937cm" svg:x2="9.89cm" svg:y2="4.937cm">
          <text:p/>
        </draw:line>
        <draw:custom-shape draw:style-name="gr2" draw:text-style-name="P2" draw:layer="Layer4" svg:width="1.905cm" svg:height="2.54cm" svg:x="10.144cm" svg:y="1.254cm">
          <text:p text:style-name="P1"><text:span text:style-name="T1">Catch_tbs</text:span></text:p>
          <text:p text:style-name="P1"><text:span text:style-name="T1">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Name</text:span></text:p>
          <text:p text:style-name="P1"><text:span text:style-name="T1"/></text:p>
          <text:p text:style-name="P1"><text:span text:style-name="T1">Value</text:span></text:p>
          <text:p text:style-name="P1"><text:span text:style-name="T1"/></text:p>
          <text:p text:style-name="P1"><text:span text:style-name="T1">Store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4.302cm" svg:y1="2.524cm" svg:x2="4.302cm" svg:y2="4.302cm">
          <text:p/>
        </draw:line>
        <draw:line draw:style-name="gr9" draw:text-style-name="P4" draw:layer="Layer4" svg:x1="4.302cm" svg:y1="4.302cm" svg:x2="9.763cm" svg:y2="4.302cm">
          <text:p/>
        </draw:line>
        <draw:line draw:style-name="gr9" draw:text-style-name="P4" draw:layer="Layer4" svg:x1="9.763cm" svg:y1="4.302cm" svg:x2="9.763cm" svg:y2="3.159cm">
          <text:p/>
        </draw:line>
        <draw:line draw:style-name="gr9" draw:text-style-name="P4" draw:layer="Layer4" svg:x1="9.763cm" svg:y1="3.159cm" svg:x2="10.144cm" svg:y2="3.159cm">
          <text:p/>
        </draw:line>
        <draw:custom-shape draw:style-name="gr12" draw:text-style-name="P2" draw:layer="Layer4" svg:width="1.651cm" svg:height="1.905cm" svg:x="13.065cm" svg:y="1.508cm">
          <text:p text:style-name="P1"><text:span text:style-name="T5">Commmands</text:span></text:p>
          <text:p text:style-name="P1"><text:span text:style-name="T5">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Date</text:span></text:p>
          <text:p text:style-name="P1"><text:span text:style-name="T5"/></text:p>
          <text:p text:style-name="P1"><text:span text:style-name="T5">Enabled</text:span></text:p>
          <text:p text:style-name="P1"><text:span text:style-name="T5"/></text:p>
          <text:p text:style-name="P1"><text:span text:style-name="T5">Description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5.064cm" svg:x2="9.763cm" svg:y2="5.064cm">
          <text:p/>
        </draw:line>
        <draw:line draw:style-name="gr9" draw:text-style-name="P4" draw:layer="Layer4" svg:x1="9.763cm" svg:y1="5.064cm" svg:x2="9.763cm" svg:y2="5.826cm">
          <text:p/>
        </draw:line>
        <draw:line draw:style-name="gr9" draw:text-style-name="P4" draw:layer="Layer4" svg:x1="9.763cm" svg:y1="5.826cm" svg:x2="12.43cm" svg:y2="5.826cm">
          <text:p/>
        </draw:line>
        <draw:line draw:style-name="gr9" draw:text-style-name="P4" draw:layer="Layer4" svg:x1="12.43cm" svg:y1="5.826cm" svg:x2="12.43cm" svg:y2="2.27cm">
          <text:p/>
        </draw:line>
        <draw:line draw:style-name="gr9" draw:text-style-name="P4" draw:layer="Layer4" svg:x1="12.43cm" svg:y1="2.27cm" svg:x2="13.065cm" svg:y2="2.27cm">
          <text:p/>
        </draw:line>
        <draw:custom-shape draw:style-name="gr13" draw:text-style-name="P2" draw:layer="Layer4" svg:width="1.651cm" svg:height="2.667cm" svg:x="13.065cm" svg:y="4.048cm">
          <text:p text:style-name="P1"><text:span text:style-name="T5">PC_s</text:span></text:p>
          <text:p text:style-name="P1"><text:span text:style-name="T5">-----</text:span></text:p>
          <text:p text:style-name="P1"><text:span text:style-name="T5">Id</text:span></text:p>
          <text:p text:style-name="P1"><text:span text:style-name="T5"/></text:p>
          <text:p text:style-name="P1"><text:span text:style-name="T5">Store_id</text:span></text:p>
          <text:p text:style-name="P1"><text:span text:style-name="T5"/></text:p>
          <text:p text:style-name="P1"><text:span text:style-name="T5">PC_Title</text:span></text:p>
          <text:p text:style-name="P1"><text:span text:style-name="T5"/></text:p>
          <text:p text:style-name="P1"><text:span text:style-name="T5">PC_Description</text:span></text:p>
          <text:p text:style-name="P1"><text:span text:style-name="T5"/></text:p>
          <text:p text:style-name="P1"><text:span text:style-name="T5">PC_Price_Val</text:span></text:p>
          <text:p text:style-name="P1"><text:span text:style-name="T5"/></text:p>
          <text:p text:style-name="P1"><text:span text:style-name="T5">Count</text:span></text:p>
          <text:p text:style-name="P1"><text:span text:style-name="T5"/></text:p>
          <text:p text:style-name="P1"><text:span text:style-name="T5">Enabled</text:span></text:p>
          <text:p text:style-name="P1"><text:span text:style-name="T5"/></text:p>
          <text:p text:style-name="P1"><text:span text:style-name="T5">Create_Date</text:span></text:p>
          <text:p text:style-name="P1"><text:span text:style-name="T5"/></text:p>
          <text:p text:style-name="P1"><text:span text:style-name="T5">Cat_i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255cm" svg:y1="2.27cm" svg:x2="9.509cm" svg:y2="2.27cm">
          <text:p/>
        </draw:line>
        <draw:line draw:style-name="gr9" draw:text-style-name="P4" draw:layer="Layer4" svg:x1="9.509cm" svg:y1="2.27cm" svg:x2="9.509cm" svg:y2="4.048cm">
          <text:p/>
        </draw:line>
        <draw:line draw:style-name="gr9" draw:text-style-name="P4" draw:layer="Layer4" svg:x1="9.509cm" svg:y1="4.048cm" svg:x2="12.684cm" svg:y2="4.048cm">
          <text:p/>
        </draw:line>
        <draw:line draw:style-name="gr9" draw:text-style-name="P4" draw:layer="Layer4" svg:x1="12.684cm" svg:y1="4.048cm" svg:x2="12.684cm" svg:y2="6.461cm">
          <text:p/>
        </draw:line>
        <draw:line draw:style-name="gr9" draw:text-style-name="P4" draw:layer="Layer4" svg:x1="13.065cm" svg:y1="6.461cm" svg:x2="12.684cm" svg:y2="6.461cm">
          <text:p/>
        </draw:line>
        <draw:custom-shape draw:style-name="gr14" draw:text-style-name="P2" draw:layer="Layer4" svg:width="1.397cm" svg:height="1.778cm" svg:x="1.381cm" svg:y="7.604cm">
          <text:p text:style-name="P1"><text:span text:style-name="T5">ViewS_page_s</text:span></text:p>
          <text:p text:style-name="P1"><text:span text:style-name="T5">-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Date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9.763cm" svg:y1="5.826cm" svg:x2="9.763cm" svg:y2="8.493cm">
          <text:p/>
        </draw:line>
        <draw:line draw:style-name="gr9" draw:text-style-name="P4" draw:layer="Layer4" svg:x1="2.778cm" svg:y1="8.493cm" svg:x2="9.763cm" svg:y2="8.493cm">
          <text:p/>
        </draw:line>
        <draw:line draw:style-name="gr9" draw:text-style-name="P4" draw:layer="Layer4" svg:x1="13.065cm" svg:y1="4.556cm" svg:x2="12.938cm" svg:y2="4.556cm">
          <text:p/>
        </draw:line>
        <draw:line draw:style-name="gr9" draw:text-style-name="P4" draw:layer="Layer4" svg:x1="12.938cm" svg:y1="4.556cm" svg:x2="12.938cm" svg:y2="8.747cm">
          <text:p/>
        </draw:line>
        <draw:line draw:style-name="gr9" draw:text-style-name="P4" draw:layer="Layer4" svg:x1="2.778cm" svg:y1="8.747cm" svg:x2="12.938cm" svg:y2="8.747cm">
          <text:p/>
        </draw:line>
        <draw:custom-shape draw:style-name="gr15" draw:text-style-name="P2" draw:layer="Layer4" svg:width="1.524cm" svg:height="1.905cm" svg:x="15.732cm" svg:y="1.508cm">
          <text:p text:style-name="P1"><text:span text:style-name="T1">Pc_Price_s</text:span></text:p>
          <text:p text:style-name="P1"><text:span text:style-name="T1">-----------</text:span></text:p>
          <text:p text:style-name="P1"><text:span text:style-name="T1">Id</text:span></text:p>
          <text:p text:style-name="P1"><text:span text:style-name="T1"/></text:p>
          <text:p text:style-name="P1"><text:span text:style-name="T1">Pc_s_id</text:span></text:p>
          <text:p text:style-name="P1"><text:span text:style-name="T1"/></text:p>
          <text:p text:style-name="P1"><text:span text:style-name="T1">Coun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4.716cm" svg:y1="4.556cm" svg:x2="15.224cm" svg:y2="4.556cm">
          <text:p/>
        </draw:line>
        <draw:line draw:style-name="gr9" draw:text-style-name="P4" draw:layer="Layer4" svg:x1="15.224cm" svg:y1="4.556cm" svg:x2="15.224cm" svg:y2="2.524cm">
          <text:p/>
        </draw:line>
        <draw:line draw:style-name="gr9" draw:text-style-name="P4" draw:layer="Layer4" svg:x1="15.224cm" svg:y1="2.524cm" svg:x2="15.732cm" svg:y2="2.524cm">
          <text:p/>
        </draw:line>
        <draw:custom-shape draw:style-name="gr16" draw:text-style-name="P2" draw:layer="Layer4" svg:width="1.524cm" svg:height="1.778cm" svg:x="15.732cm" svg:y="4.556cm">
          <text:p text:style-name="P1"><text:span text:style-name="T5">PC_s_Images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PC_s_id</text:span></text:p>
          <text:p text:style-name="P1"><text:span text:style-name="T5"/></text:p>
          <text:p text:style-name="P1"><text:span text:style-name="T5">Image_Path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er4" svg:x1="15.224cm" svg:y1="4.556cm" svg:x2="15.478cm" svg:y2="4.556cm">
          <text:p/>
        </draw:line>
        <draw:line draw:style-name="gr9" draw:text-style-name="P4" draw:layer="Layer4" svg:x1="15.478cm" svg:y1="4.556cm" svg:x2="15.478cm" svg:y2="5.572cm">
          <text:p/>
        </draw:line>
        <draw:line draw:style-name="gr9" draw:text-style-name="P4" draw:layer="Layer4" svg:x1="15.478cm" svg:y1="5.572cm" svg:x2="15.732cm" svg:y2="5.572cm">
          <text:p/>
        </draw:line>
        <draw:custom-shape draw:style-name="gr16" draw:text-style-name="P2" draw:layer="layout" svg:width="1.524cm" svg:height="1.778cm" svg:x="15.732cm" svg:y="6.969cm">
          <text:p text:style-name="P1"><text:span text:style-name="T5">User_Images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Image_Path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5.732cm" svg:y1="7.731cm" svg:x2="9.763cm" svg:y2="7.731cm">
          <text:p/>
        </draw:line>
        <draw:custom-shape draw:style-name="gr16" draw:text-style-name="P2" draw:layer="layout" svg:width="1.524cm" svg:height="1.778cm" svg:x="15.732cm" svg:y="9.382cm">
          <text:p text:style-name="P1"><text:span text:style-name="T5">User_Store</text:span></text:p>
          <text:p text:style-name="P1"><text:span text:style-name="T5">--------------</text:span></text:p>
          <text:p text:style-name="P1"><text:span text:style-name="T5">Id</text:span></text:p>
          <text:p text:style-name="P1"><text:span text:style-name="T5"/></text:p>
          <text:p text:style-name="P1"><text:span text:style-name="T5">User_id</text:span></text:p>
          <text:p text:style-name="P1"><text:span text:style-name="T5"/></text:p>
          <text:p text:style-name="P1"><text:span text:style-name="T5">Store_id</text:span>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4.716cm" svg:y1="7.731cm" svg:x2="14.716cm" svg:y2="10.398cm">
          <text:p/>
        </draw:line>
        <draw:line draw:style-name="gr17" draw:text-style-name="P5" draw:layer="layout" svg:x1="14.716cm" svg:y1="10.398cm" svg:x2="15.732cm" svg:y2="10.398cm">
          <text:p/>
        </draw:line>
        <draw:line draw:style-name="gr17" draw:text-style-name="P5" draw:layer="layout" svg:x1="9.382cm" svg:y1="4.302cm" svg:x2="9.382cm" svg:y2="10.144cm">
          <text:p/>
        </draw:line>
        <draw:line draw:style-name="gr17" draw:text-style-name="P5" draw:layer="layout" svg:x1="9.382cm" svg:y1="10.117cm" svg:x2="15.732cm" svg:y2="10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8:37:39.881156213</meta:creation-date>
    <dc:date>2019-01-19T17:57:36.712677236</dc:date>
    <meta:editing-duration>PT55M46S</meta:editing-duration>
    <meta:editing-cycles>28</meta:editing-cycles>
    <meta:generator>LibreOffice/5.3.1.2$Linux_X86_64 LibreOffice_project/30m0$Build-2</meta:generator>
    <meta:document-statistic meta:object-count="62"/>
  </office:meta>
</office:document-meta>
</file>